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2cm" fo:margin-right="0cm" fo:text-indent="0cm" style:auto-text-indent="false" style:page-number="auto">
        <style:tab-stops>
          <style:tab-stop style:position="1.984cm"/>
        </style:tab-stops>
      </style:paragraph-properties>
    </style:style>
    <style:style style:name="P2" style:family="paragraph" style:parent-style-name="Standard" style:master-page-name="">
      <style:paragraph-properties fo:margin-left="2cm" fo:margin-right="0cm" fo:text-indent="2cm" style:auto-text-indent="false" style:page-number="auto">
        <style:tab-stops/>
      </style:paragraph-properties>
    </style:style>
    <style:style style:name="P3" style:family="paragraph" style:parent-style-name="Standard" style:master-page-name="">
      <style:paragraph-properties fo:margin-left="2cm" fo:margin-right="0cm" fo:text-indent="-2cm" style:auto-text-indent="false" style:page-number="auto">
        <style:tab-stops/>
      </style:paragraph-properties>
    </style:style>
    <style:style style:name="P4" style:family="paragraph" style:parent-style-name="Standard" style:master-page-name="">
      <style:paragraph-properties fo:margin-left="0cm" fo:margin-right="4.001cm" fo:text-indent="0cm" style:auto-text-indent="false" style:page-number="auto">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Un traitement de textes permet de contrôler de manière interactive à travers une interface Homme/machine, la mise en forme d'un ensemble de textes(pouvant contenir des images) en un document ( par exemple un CV, un rapport de thèse, un courrier, un périodique).</text:p>
      <text:p text:style-name="Standard"/>
      <text:p text:style-name="P2">Même si par extension, ces logiciels sont capables de créer des tableaux, des présentations,des dessins, etc. ce ne sont pas des outils spécialisés pour cela.Il leur manquera des fonctionnalités importantes dans ces domaines ( par exemple : la notion de calculs dans les tableaux ).</text:p>
      <text:p text:style-name="Standard"/>
      <text:p text:style-name="P3">Par contraste avec les machines à écrire,l'utilisation des logiciels de traitements de textes permet de mettre en forme facilement un document t surtout de pouvoir le modifier sans avoir à retaper le texte. On pourra mettre en forme les caractères, les paragraphes, la mise en page.</text:p>
      <text:p text:style-name="Standard"/>
      <text:p text:style-name="P4">L’œil est habitué à un certain format.Pour une plaquette publicitaire, on recherchera une présentation innovante qui change les habitudes . Pour une lettre ou un rapport, il vaut mieux rester tradit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0:22:18.22</meta:creation-date>
    <dc:date>2015-09-03T10:42:37.25</dc:date>
    <meta:editing-duration>PT11M10S</meta:editing-duration>
    <meta:editing-cycles>1</meta:editing-cycles>
    <meta:generator>OpenOffice/4.1.1$Win32 OpenOffice.org_project/411m6$Build-9775</meta:generator>
    <meta:document-statistic meta:table-count="0" meta:image-count="0" meta:object-count="0" meta:page-count="1" meta:paragraph-count="4" meta:word-count="165" meta:character-count="1032"/>
  </office:meta>
</office:document-meta>
</file>